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94b3ec" officeooo:paragraph-rsid="0094b3ec"/>
    </style:style>
    <style:style style:name="P2" style:family="paragraph" style:parent-style-name="Text_20_body">
      <style:text-properties officeooo:rsid="0096ab2d" officeooo:paragraph-rsid="0096ab2d"/>
    </style:style>
    <style:style style:name="P3" style:family="paragraph" style:parent-style-name="Text_20_body">
      <style:text-properties officeooo:rsid="009afc01" officeooo:paragraph-rsid="009afc01"/>
    </style:style>
    <style:style style:name="P4" style:family="paragraph" style:parent-style-name="Text_20_body">
      <style:text-properties fo:font-style="normal" fo:font-weight="bold" officeooo:rsid="00c9b316" officeooo:paragraph-rsid="00cb211c" style:font-style-asian="normal" style:font-weight-asian="bold" style:font-style-complex="normal" style:font-weight-complex="bold"/>
    </style:style>
    <style:style style:name="P5" style:family="paragraph" style:parent-style-name="Heading_20_1">
      <style:text-properties officeooo:rsid="00cb211c" officeooo:paragraph-rsid="00cb211c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normal" style:font-style-complex="normal"/>
    </style:style>
    <style:style style:name="T3" style:family="text">
      <style:text-properties fo:font-style="italic" officeooo:rsid="0073ba11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73ba11" style:font-style-asian="normal" style:font-style-complex="normal"/>
    </style:style>
    <style:style style:name="T6" style:family="text">
      <style:text-properties officeooo:rsid="00cb21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Addendum</text:h>
      <text:p text:style-name="P4">The following <text:span text:style-name="T6">references </text:span>were left out of the printed <text:span text:style-name="T6">version of the </text:span>article by mistake:</text:p>
      <text:p text:style-name="P3"><text:span text:style-name="T5">Baker, Tim [1992] 2000. Bow Design and Performance. </text:span><text:span text:style-name="T3">Traditional Bowyers Bible, Volume One</text:span><text:span text:style-name="T5">. 43-116.</text:span></text:p>
      <text:p text:style-name="P1"><text:span text:style-name="T4">Hart, V. &amp; Lewis, M. 2010. The Hatra ballista: a secret weapon of the past? </text:span><text:span text:style-name="T2">Journal of Engineering Mathematics 2010 vol. 67.</text:span><text:span text:style-name="T4"> 261-273.</text:span></text:p>
      <text:p text:style-name="P1"><text:span text:style-name="T5">Karpowicz, Adam 2007. Ottoman bows -an assessment of draw weight, performance and tactical use. </text:span><text:span text:style-name="T3">Antiquity 81.</text:span><text:span text:style-name="T5"> 675-685.</text:span></text:p>
      <text:p text:style-name="P2">Payne-Gallwey, Ralph [1903] 1990. <text:span text:style-name="T1">The crossbow. Medieval and modern, military and sporting. It's construction, history &amp; management.</text:span> Albert Saifer publisher. Lond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li </meta:initial-creator>
    <meta:creation-date>2015-09-26T11:19:52.831020231</meta:creation-date>
    <dc:date>2015-11-20T16:27:37.990027943</dc:date>
    <dc:creator>samuli </dc:creator>
    <meta:editing-duration>P1DT5H35M34S</meta:editing-duration>
    <meta:editing-cycles>149</meta:editing-cycles>
    <meta:generator>LibreOffice/4.3.7.2$Linux_X86_64 LibreOffice_project/430$Build-2</meta:generator>
    <meta:document-statistic meta:table-count="0" meta:image-count="0" meta:object-count="0" meta:page-count="1" meta:paragraph-count="6" meta:word-count="91" meta:character-count="610" meta:non-whitespace-character-count="525"/>
  </office:meta>
</office:document-meta>
</file>